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position="super"/>
    </style:style>
    <style:style style:name="T3" style:family="text">
      <style:text-properties fo:font-weight="bold"/>
    </style:style>
    <style:style style:name="T4" style:family="text">
      <style:text-properties style:text-position="sub"/>
    </style:style>
    <style:style style:name="T5" style:family="text">
      <style:text-properties fo:font-style="italic" style:text-line-through-type="single"/>
    </style:style>
    <style:style style:name="T6" style:family="text">
      <style:text-properties style:text-line-through-type="single"/>
    </style:style>
    <style:style style:name="P1" style:family="paragraph" style:parent-style-name="Normal">
      <style:paragraph-properties fo:text-align="center"/>
    </style:style>
  </office:automatic-styles>
  <office:body>
    <office:text>
      <text:p text:style-name="P1">Stories From Outside Your Window, 0</text:p>
      <text:p text:style-name="P1"/>
      <text:p text:style-name="P1">Part 1: Kyuukurarin</text:p>
      <text:p text:style-name="P1">•</text:p>
      <text:p text:style-name="P1"/>
      <text:p text:style-name="Normal">“*RIIIIING RIIIIING RIIIIING*” went the alarm clock, but to her this argument was unconvincing.</text:p>
      <text:p text:style-name="Normal">“*RIIIIING RIIIIING RIIIIING*” it repeated, and she wondered whether repeating an argument twice made it stronger. <text:span text:style-name="T1">Maybe the argument gets a morale boost, I know I would feel stronger if I got one, </text:span>she thought.</text:p>
      <text:p text:style-name="Normal">“*RIIIIING RIIIIING RIIIIING*” it continued. Instead of giving more arguments, the clock seemed dead set on boosting the morale of this one. <text:span text:style-name="T1">Oh, so this is what they call quality over quantity.</text:span></text:p>
      <text:p text:style-name="Normal">Even so, despite her own wishes, the noise didn’t really bother her.</text:p>
      <text:p text:style-name="Normal">“…”, she replied to every ring. And on went this exchange, for a while, with neither side budging. After a few minutes though, she started worrying about the clock’s batteries. Chiming for so long day after day would take the wind out of anyone’s sails, so she decided to tap it silent.</text:p>
      <text:p text:style-name="Normal">And lo, her room was quiet again.</text:p>
      <text:p text:style-name="Normal"><text:span text:style-name="T1">You did your best today too, Mr. Clock, </text:span>unfortunately it was unable to get her out of bed. If this was any consolation, seeing it so energetic, so full of life did make her a tiny bit jealous.</text:p>
      <text:p text:style-name="Normal">The hour hands told her that it was a little past seven, while her suddenly tightening heart reminded her that today was Monday. She would have to go to school again.</text:p>
      <text:p text:style-name="Normal">“… Sigh.”</text:p>
      <text:p text:style-name="Normal">Not that that was a pressing matter yet. For now, she was content just staring at the ceiling. She let the flow of time carry her from one moment to the next, not really caring where it would end up taking her. And as her eyes relaxed, she couldn’t help but wonder <text:span text:style-name="T1">what if the ceiling were a mirror? </text:span>A mirror to another world, to a different reality. She would fall towards it, and she would land back on her bed, in her room, in her world.</text:p>
      <text:p text:style-name="Normal">In her world, clocks would wake people up with a gentle, crescendo melody. Hers would come into her dreams and accompany her back into reality, all the while listening to her talk of her adventures.</text:p>
      <text:p text:style-name="Normal">And when she does get up, from downstairs, a delicious smell of freshly-baked croissant would waft into her room and carry her all the way to the kitchen table, like in those old cartoons. There, a cup of hot chocolate would be waiting for her, alongside a breakfast worthy of a queen. Then, time itself would slow down to allow her to enjoy it at her leisure, and likewise she would get ready to go to school. And when she would start on her way there, when she would reach the bus stop, she would meet up with <text:span text:style-name="T1">you</text:span>. Together, you two would commute to school while talking about anything and everything, and this would go on even in the classroom, much to the teachers’ dismay. This was the kind of universe that she wanted to be in.</text:p>
      <text:p text:style-name="Normal">“…”</text:p>
      <text:p text:style-name="Normal">In the morning, when she opened her eyes, this was the kind of reality she wished to wake up to. But, because reality wasn’t kind enough to change no matter how politely she asked it, she often chose to close her eyes again and go back to her imagination instead. Today too, seeing that no one had answered her prayers, she closed her eyes and imagined what it would be like to go on a date with <text:span text:style-name="T1">you</text:span>. However, before she could decide where the two of you would go, the rays of the sun pierced through the shutters of her window. Spot by spot, they climbed her blanket, until they touched her face. They were cold, and they were bright. Bright enough for her to perceive their light through her eyelids, through those thin veils that should have closed out the rest of the world. This was perhaps a signal from the sun that it was time to get up.</text:p>
      <text:p text:style-name="Normal">*Whoosh!*</text:p>
      <text:p text:style-name="Normal">She pulled the blanket over herself. It was rude of the sun to interrupt people’s dreams like that, and she was upset at it.</text:p>
      <text:p text:style-name="Normal"><text:span text:style-name="T2">approximately this upset -&gt; </text:span>( ˶ •̀ ⤙ •́ <text:s text:c="1"/>˶ )</text:p>
      <text:p text:style-name="Normal">She didn’t want to get up. Not to this reality. There weren’t good reasons to get up in it.</text:p>
      <text:p text:style-name="Normal"><text:span text:style-name="T1">… Right, I have to go to school.</text:span></text:p>
      <text:p text:style-name="Normal">Not that that counted as a good reason. She didn’t like going to school. She’d been taught that it was a privilege, so she felt she owed it to her parents, to her future self and to society itself to attend it properly; and this pressure made her dislike going even more.</text:p>
      <text:p text:style-name="Normal">However, it was also the only place where she could meet <text:span text:style-name="T1">you. Sigh, what a dilemma. </text:span>It wasn’t much of a dilemma as she didn’t have much of a choice, but she liked pretending that she did.</text:p>
      <text:p text:style-name="Normal">“If only…”</text:p>
      <text:p text:style-name="Normal">If only the two of you could live together unburdened by social expectations (not that either of you was old enough to live alone yet), then perhaps <text:span text:style-name="T1">you</text:span> would gently knock at her door in the morning, and then enter with a warm breakfast ready on a plate, and perhaps even kiss her good morn-</text:p>
      <text:p text:style-name="Normal">*FWOOSH!!!*</text:p>
      <text:p text:style-name="Normal">She burst out of her blanket. It was getting hot in there, what with her being angry at the sun and getting embarrassed at her own fantasies. Perhaps it was time to think about something else. *Nods*<text:span text:style-name="T1">, yes, let’s do that</text:span>. Her room had become dimly lit courtesy of the sun (whom she'd decided to forgive around about right now) and, with nothing better to do, her eyes started exploring it, in search of some food for thought.</text:p>
      <text:p text:style-name="Normal">They stumbled upon her wardrobe, which looked bigger and sterner than usual in the relative darkness. It didn’t seem like the type to share interesting stories, so her eyes moved on. They fell on her desk next, and for a brief moment they contemplated the homework assignment she’d left unfinished there. Maybe, after sitting in front of it all night long, her backpack had done it for her. An essay, was it? Yes, probably. Her eyes wandered back to her nightstand. More precisely, on what was on top of it. Her clock stood silently, almost gravely, but she didn’t pay attention to it nor its hands. Instead, she was staring at its neighbour the pink flowerpot:</text:p>
      <text:p text:style-name="Normal">“…”</text:p>
      <text:p text:style-name="Normal">Perhaps as a token of appreciation for her attention, a plant sprouted in it and bloomed into a flower. And seeing that made her smile, and her smile betrayed a tiny bit of sadness.</text:p>
      <text:p text:style-name="Normal">Of course, plants don’t just sprout in the blink of an eye. In reality, the flowerpot was empty, and it had been so for a while now. <text:span text:style-name="T1">Because I couldn’t take care of a single plant… </text:span>Thankfully, that was only in reality. If plants took root in her imagination, then they could sprout as quickly or as slowly as they wanted. And there was a particular one that kept on appearing in this flowerpot. One that was in a hurry to grow, one that had something to show her: it would develop a single big bud, and that bud would blossom into a heart.</text:p>
      <text:p text:style-name="Normal">This heart was never all that strong, but she did do her best to take care of it whenever it revealed itself to her. However, it was becoming apparent that her best wasn’t good enough. Lately, the heart had stopped taking in water properly, and as a result it became bloated, almost soggy. To make matters worse, a few months back, some sort of invasive vine had found its way inside the pot. The intruder had buds of its own that had sprouted, entangling themselves with the heart in the process, almost strangling it. <text:span text:style-name="T1">The poor thing, it looks so foolish now,</text:span> she thought. The buds sought a particularly bright light, but the heart was scared of getting close to that light, scared that it might get burnt, and so they were deadlocked in an awkward position. <text:span text:style-name="T1">Really, so foolish, </text:span>she smiled.</text:p>
      <text:p text:style-name="Normal">The sunlight was becoming stronger, and her room was now a little brighter. This gave her the courage to look into the mirror standing next to her wardrobe. The girl she saw in it wore her usual bored expression. She looked devoid of emotions, but that was okay, because that was who she really was. Still, she couldn’t help but notice that the hands of the clock in the reflection were pointing rather more upwards than she felt they should.</text:p>
      <text:p text:style-name="Normal">“…”</text:p>
      <text:p text:style-name="Normal">A familiar smell wafted into her room. It was the smell of freshly toasted bread. It should have been a pleasant, appetizing aroma, and yet, for some reason, it evoked some vaguely negative emotions in her. Why was that?</text:p>
      <text:p text:style-name="Normal">“…”</text:p>
      <text:p text:style-name="Normal">What time was it anyway? A quick glance at the clock gave her the answer.</text:p>
      <text:p text:style-name="Normal"><text:span text:style-name="T1">… Oh. That’s why. It’s the smell of past eight... Classes should start anytime now…</text:span></text:p>
      <text:p text:style-name="Normal">The realisation was kind enough to wait a few moments before hitting her.</text:p>
      <text:p text:style-name="Normal">“Ah! I’m late!”</text:p>
      <text:p text:style-name="Normal">Her first instinct was to rush out of bed, but one foot got caught in the sheets and</text:p>
      <text:p text:style-name="Normal">*Thud*</text:p>
      <text:p text:style-name="Normal">She fell to the floor. And yet, without a word, she got up and ran to her wardrobe. There was no time to complain. Literally. She got changed as fast as she could. That done, she dashed to the bathroom, washed her face, and spent a moment to fix her bed hair in the mirror, all the while avoiding the guilty eyes reflected in it. Then, in one breath, she exited the bathroom, kidnapped the backpack from its chair and flung open the door to her room. The next moment, she was flying down the stairs, straight into the kitchen. She let out a</text:p>
      <text:p text:style-name="Normal">“Hi Mom!”, stole a slice of bread from the table, followed with a</text:p>
      <text:p text:style-name="Normal">“Bye Mom!”, and was out of the front door.</text:p>
      <text:p text:style-name="Normal">She kept up this pace now that she was outside, barely giving herself time to put on her backpack and munch on the bread. It had become her routine, to jog like this every school day, but despite her consistency her heart seemed unable to get used to it. Her heart was weak, and it didn’t show signs of growing any stronger. <text:span text:style-name="T1">My heart is weak. </text:span>She knew that, she was painfully aware of that, and yet, even so…</text:p>
      <text:p text:style-name="Normal">She made a promise to herself: she’d decided that this week would be the week. She hadn’t settled on a specific day yet, but, she had something she wanted to do.</text:p>
      <text:p text:style-name="Normal"><text:span text:style-name="T1">I have something I want to tell you.</text:span></text:p>
      <text:p text:style-name="Normal">For how weak it was, for how scared it was to get burnt, this heart had resolved itself to seek its light. One way or another, it would put an end to this mess. <text:span text:style-name="T1">One way or another.</text:span></text:p>
      <text:p text:style-name="Normal">Because of that, today she ran a little faster than usual, and for a little longer. Still, old habits die hard, and this morning too she would fail to catch the bus she was hoping to ride; she rounded the corner just in time to see it at the stop, closing its doors in preparation to leave.</text:p>
      <text:p text:style-name="Normal">“Wait!!” she called out, but buses don’t have ears.</text:p>
      <text:p text:style-name="Normal">This morning too, it departed without her. This morning too, she would be terribly late for school.</text:p>
      <text:p text:style-name="Normal"/>
      <text:p text:style-name="P1">••</text:p>
      <text:p text:style-name="P1"/>
      <text:p text:style-name="Normal">Did mirrors ever lie? That’s what she was wondering while looking at one, in the restroom.</text:p>
      <text:p text:style-name="Normal">“Do you?” she asked it. <text:span text:style-name="T1">Do you ever try to pass someone else as me, or, </text:span>more importantly, <text:span text:style-name="T1">do you ever pretend that I haven’t changed when I have?</text:span></text:p>
      <text:p text:style-name="Normal">It didn’t answer.</text:p>
      <text:p text:style-name="Normal">“Hm…”</text:p>
      <text:p text:style-name="Normal"><text:span text:style-name="T1">How suspicious...</text:span> Did it perhaps have something to hide?</text:p>
      <text:p text:style-name="Normal">“Do you ever lie?” she asked again, eyeing it distrustfully.</text:p>
      <text:p text:style-name="Normal"><text:span text:style-name="T2">something like this -&gt;</text:span> (≖`‸´≖)</text:p>
      <text:p text:style-name="Normal">She checked her reflection against her memories and the image she had of herself. The short hair, the tired eyes, the nearly-expressionless face, they all matched. Why did they match? They shouldn’t match. This made her more suspicious than ever. She tried looking from different angles, closing then opening her eyes, holding her hair in a ponytail, and finally sticking her tongue out to taunt the mirror, but the girl it reflected was always unmistakably herself.</text:p>
      <text:p text:style-name="Normal"><text:span text:style-name="T1">Alright then…</text:span></text:p>
      <text:p text:style-name="Normal">“I’m keeping an eye on you,” she said, gesturing to it with her fingers to make herself extra clear.</text:p>
      <text:p text:style-name="Normal">The warning issued, she turned towards the door to make her exit. But that was a feint! In a flash she’d turned back to the mirror, scrutinizing it for any change.</text:p>
      <text:p text:style-name="Normal">“<text:span text:style-name="T3">Hmmmmmmm.</text:span>”</text:p>
      <text:p text:style-name="Normal">However, she found nothing out of the ordinary. Perhaps because there was nothing of the sort.</text:p>
      <text:p text:style-name="Normal">“Sigh…” she gave up her search and exited the restroom for good, somewhat disappointed. After all, whenever she entered the school premises, she always made sure to become someone else; it wouldn’t do to show her true self to others.</text:p>
      <text:p text:style-name="Normal"><text:span text:style-name="T1">Well, </text:span>not that she could even if she tried; there were lots of things she was bad at, and being true to herself was one of them. That was just as well though; she had things she needed to *hide*, not show. Especially to you.</text:p>
      <text:p text:style-name="Normal">“…”</text:p>
      <text:p text:style-name="Normal"><text:span text:style-name="T1">To hide myself from you... </text:span>It saddened her to do that, but it couldn’t be helped. But it also reminded her that she had something to tell you. And she thought to herself, <text:span text:style-name="T1">it would be nice if you magically appeared in front of me, you know?</text:span></text:p>
      <text:p text:style-name="Normal">Of course, there were no chances of that happening. At this hour, every student and their teachers were in their respective classrooms, so the hallway she found herself in was completely devoid of life. It was high time she went to her classroom too.</text:p>
      <text:p text:style-name="Normal">“See, this is why reality is boring, it takes itself too seriously, it should rebel against the laws of physics sometimes.” She said this out-loud, so that reality may hear her advice (and hopefully take a hint). So it was only natural that when <text:span text:style-name="T1">you </text:span>said</text:p>
      <text:p text:style-name="Normal">“Right? I think that all the time” from behind her,</text:p>
      <text:p text:style-name="Normal">“Eeeek!” she nearly jumped out of her skin. You then proceeded to greet her like you didn’t just give her a heart attack:</text:p>
      <text:p text:style-name="Normal">“Hey there~!”</text:p>
      <text:p text:style-name="Normal">“H-hey…<text:span text:style-name="T4"> What did you do that for...</text:span>” Whenever she spoke that low, people would usually ask her to repeat herself, but you,</text:p>
      <text:p text:style-name="Normal">“Hmm, no reason in particular, just felt like it,” you understood her. “Oh, I do agree with what you said though.”</text:p>
      <text:p text:style-name="Normal">“I-I see…”</text:p>
      <text:p text:style-name="Normal">Now that you were in front of her, she didn’t feel quite so courageous anymore. <text:span text:style-name="T1">Damn you reality!</text:span> Right now, her heart was beating so loudly it wouldn’t be strange if you could hear it yourself. And her eyes, they were going everywhere except where you stood.</text:p>
      <text:p text:style-name="Normal">“Um... What are you doing here?” she ventured to ask, her voice reaching a higher pitch with every word.</text:p>
      <text:p text:style-name="Normal">Your answer involved raising a stack of paper you were holding in your hands, “the teacher sent me to make copies of this text. Apparently we’ll study these in groups.”</text:p>
      <text:p text:style-name="Normal">“Oh… Okay…”</text:p>
      <text:p text:style-name="Normal">Then, there was a brief moment of silence. In it, she threw glimpses at you. At the end of it, she found it unfair that you had no trouble looking her in the eye. <text:span text:style-name="T1">Why is it you can smile at me like that… and I can’t? </text:span>Yours was such a warm smile, could she even replicate it?</text:p>
      <text:p text:style-name="Normal">Before she could try, you turned towards the stairwell at the end of the hallway,</text:p>
      <text:p text:style-name="Normal">“Let’s go?” you asked.</text:p>
      <text:p text:style-name="Normal">She nodded, and side-by-side, the two of you started on your way to the classroom.</text:p>
      <text:p text:style-name="Normal"><text:span text:style-name="T1">What was it that I wanted to tell you? </text:span>She wondered that as she walked, but another question occupied her mind: had she finally lost it and started hallucinating you, or… <text:span text:style-name="T1">No, this is probably reality.</text:span> So, she got back to wondering.</text:p>
      <text:p text:style-name="Normal">“…”</text:p>
      <text:p text:style-name="Normal">Anxiously, she wondered. She didn’t have to wonder for long: the answer was written all over her heart. But, putting it into words, then letting those words out… Even just thinking about it was nerve-racking, would she actually do it? Could she? Then,</text:p>
      <text:p text:style-name="Normal">“Are you worried about making groups?” you interrupted.</text:p>
      <text:p text:style-name="Normal">“Hm?”</text:p>
      <text:p text:style-name="Normal">“I mean, for Literature, when we’ll analyse these texts... I said we’d be doing that in groups earlier, is that what’s bothering you?”</text:p>
      <text:p text:style-name="Normal">“…”</text:p>
      <text:p text:style-name="Normal">She looked at you in silence for a second. She was happy that you’d noticed her distress, but it was also unusual for you to misunderstand her. Not that she was blaming you or anything.</text:p>
      <text:p text:style-name="Normal">“I… I don’t mind working with others, actually!” Lies were always prettier; normally, learning that she’d have to form a group would have awakened her inner ostrich and have her search for a hole to bury her head in.</text:p>
      <text:p text:style-name="Normal">She thought she was a good actress, but you didn’t look convinced. As a matter of fact, you were the one who looked worried now.</text:p>
      <text:p text:style-name="Normal">“Hmmm…” you tilted your head.</text:p>
      <text:p text:style-name="Normal">She tilted her head too: “?”</text:p>
      <text:p text:style-name="Normal">“Hey, I have an idea,” then, you looked her dead in the eye, “let’s make a group, you and me.”</text:p>
      <text:p text:style-name="Normal">“…Huh?!”</text:p>
      <text:p text:style-name="Normal"><text:span text:style-name="T1">Huh?! W-wait! No! I can’t! I’m not ready!! W-we’ve never even shook hands yet…!! <text:s text:c="1"/></text:span>Your statement sent her imagination into overdrive, and she was imagining your future together.</text:p>
      <text:p text:style-name="Normal">“Ah, I mean it’s fine if you don’t want to,” you followed up.</text:p>
      <text:p text:style-name="Normal">“N-no, it’s okay, let’s do it!”</text:p>
      <text:p text:style-name="Normal">And so it was decided: the two of you would form a group. <text:span text:style-name="T1">Not a bad outcome… I’m glad…</text:span></text:p>
      <text:p text:style-name="Normal">This exchange burnt through all of her social battery, and as she was forced into low power-consumption mode, her brain only processed a select few moments afterwards. She could vaguely remember that after reaching the classroom, she’d spent a minute or two profusely apologising to the teacher for being late. Then, it turned out that the passage analysis in groups would be a homework, due next week.</text:p>
      <text:p text:style-name="Normal"><text:span text:style-name="T1">So… This means… </text:span>that her brain must have failed to process a very important exchange you two had. That, or she actually did cross the point of no return in her delusions. These were the only two things that could explain how, after classes ended for the day, she found herself <text:span text:style-name="T5">on a date</text:span> with you, in an almost empty library, to study the passage you were assigned.</text:p>
      <text:p text:style-name="Normal"><text:span text:style-name="T1">HUH?!?!?!?!?!?!? How did this happen?? Am I dreaming? I must be dreaming. </text:span>There was no way she was actually sitting <text:span text:style-name="T1">this</text:span> close to you. <text:span text:style-name="T1">Ah, our shoulders touched again… But it’s all a dream… </text:span>Full of resolve, *SMACK!!* she slapped herself awake. And yet,</text:p>
      <text:p text:style-name="Normal"><text:span text:style-name="T1">“Ouch…” It hurts…!</text:span>She didn’t wake up at all.</text:p>
      <text:p text:style-name="Normal">“?? I-is everything okay?” you looked at her with considerable concern.</text:p>
      <text:p text:style-name="Normal">“Oh… Um… Yeah, more or less… Thanks…” <text:span text:style-name="T1">I see… I’m not dreaming… </text:span>*SMACK!!* She slapped herself again for good measure.</text:p>
      <text:p text:style-name="Normal">“???? Are you sure you’re alright??”</text:p>
      <text:p text:style-name="Normal">“Y-yeah, don’t mind me... Just needed to wake myself up... So, where were we again?” <text:span text:style-name="T1">Yup… I’m definitely awake… Let’s… Let’s just, analyse the text for now...</text:span></text:p>
      <text:p text:style-name="Normal">You didn’t answer right away. You looked at her dumbfounded for a solid few seconds, and at the end of them, “pfft-”, you giggled.</text:p>
      <text:p text:style-name="Normal">“?”</text:p>
      <text:p text:style-name="Normal">Your laughter was muffled, you turned away from her, but it was crystal clear that you were giggling. Had she been too much of an idiot again? <text:span text:style-name="T1">Probably. </text:span>After all, she had an innate talent for embarrassing herself in front of others. <text:span text:style-name="T1">Whatever… </text:span>The silver lining was that she was too mentally exhausted to feel embarrassed. As for you,</text:p>
      <text:p text:style-name="Normal">“Sorry, my bad,” you were all smiles, “you really are a funny one, you know?”</text:p>
      <text:p text:style-name="Normal">Her head drooped to the side and she chuckled in resignation (she’d given up on herself), “heh… I’m a real clown aren’t I…”</text:p>
      <text:p text:style-name="Normal">“Oh, I don’t mean it in a bad way. It’s more like... I don’t get bored when I’m around you. I guess I want to say that it’s fun being with you.”</text:p>
      <text:p text:style-name="Normal">“…”</text:p>
      <text:p text:style-name="Normal">Apparently she’d signed up for an emotional rollercoaster today. After the sudden drop it was time to go up again, and the ride took her all the way to the seventh heaven. Her heart had a hard time adjusting though, so it started beating like crazy again. Perhaps because of the sudden acceleration, the corners of her mouth were getting pushed back all the way to her ears, and it took all her self-restraint to stop herself from making the widest grin within a ten kilometre radius.</text:p>
      <text:p text:style-name="Normal">“Thanks…”</text:p>
      <text:p text:style-name="Normal">“Still, we should get started before it gets too late.”</text:p>
      <text:p text:style-name="Normal">“R-right, I think I need to reread the text first.”</text:p>
      <text:p text:style-name="Normal">“Sure, I’ll do the same.”</text:p>
      <text:p text:style-name="Normal">And so, she tried rereading the text. One paragraph in, she tried again. Then again. Then again. Then again. Then she stopped trying and took a deep breath. <text:span text:style-name="T1">Yeah, no, sorry, I can’t read today. </text:span>Hopefully you were reading her mind because she wasn’t ready to admit that. She glimpsed at you to check, only to find out you were reading the text, not her mind.</text:p>
      <text:p text:style-name="Normal">“…”</text:p>
      <text:p text:style-name="Normal">She didn’t know it was possible to be jealous of an inanimate object. Not until now. <text:span text:style-name="T1">If this text passage were a person, we <text:s text:c="1"/>wouldn’t get along at all.</text:span> Not only would she be jealous of it, there would also be the fact that not one word of what it said entered her mind. As it happened, her mind was completely occupied by a single thought.</text:p>
      <text:p text:style-name="Normal">The school library was large, the sun was low and its rays were bright. They came in through the open windows, accompanied by a breeze, and at this hour they occupied the vast majority of the seats. <text:span text:style-name="T1">Right here would be a good place, and right now would be a good time …to tell you a secret. </text:span>That was all she could think of.</text:p>
      <text:p text:style-name="Normal"><text:span text:style-name="T1">But…</text:span></text:p>
      <text:p text:style-name="Normal">But minutes went by, the sun sank ever lower, and the girl could do nothing but worry. *Tick… Tock… Tick… Tock…* went the great clock on the wall, and she could do nothing. She was weak. She knew that. She was scared of what would happen, of how you would react. If she uttered a word of it, your relationship as it was now would end, for better or worse. And what would she do if it ended for the worse? What would she do?</text:p>
      <text:p text:style-name="Normal">“<text:span text:style-name="T4">Hey...</text:span>”</text:p>
      <text:p text:style-name="Normal">And yet, despite her fears, she mustered a “hey”. You didn’t seem to hear it though.</text:p>
      <text:p text:style-name="Normal">“…”</text:p>
      <text:p text:style-name="Normal">That was hardly surprising given how softly she’d said it.</text:p>
      <text:p text:style-name="Normal">“Hey…” she repeated. <text:span text:style-name="T1">Oh... Now I’ve done it. </text:span>She’d caught your attention. You turned to her, an inquisitive look in your eyes. She evaded your gaze, and her heart started beating louder, faster, and stronger than ever before. <text:span text:style-name="T1">Stronger, huh? </text:span>She wanted to be strong too.</text:p>
      <text:p text:style-name="Normal">“Hey, so…”</text:p>
      <text:p text:style-name="Normal">A deafening white noise filled her ears. A deafening white noise filled her mind. She couldn’t think. She couldn’t hear.</text:p>
      <text:p text:style-name="Normal">“I…”</text:p>
      <text:p text:style-name="Normal">This could be the end.</text:p>
      <text:p text:style-name="Normal">“I… I don’t think I can do it, sorry…”</text:p>
      <text:p text:style-name="Normal">She ran away.</text:p>
      <text:p text:style-name="Normal">“Hm? What do you mean?” you asked.</text:p>
      <text:p text:style-name="Normal">“Ah- Um, l-like, I’m not feeling great right now, I... I can’t concentrate at all today, sorry, ahah…”</text:p>
      <text:p text:style-name="Normal">“Oh, I see…” There was something more to it, and surely you sensed that too, “don’t worry about it,” you of all people must have felt it too, so how could you smile? “We can try again tomorrow.”</text:p>
      <text:p text:style-name="Normal">“… Sorry, thanks.” No, it’s probably because you could feel that there was more to her words than meets the eye, it’s because of that that you smiled, <text:span text:style-name="T1">right?</text:span></text:p>
      <text:p text:style-name="Normal">It wasn’t a smile of happiness. It was meant to comfort her, to reassure her, to tell her that it was okay. It wasn’t a smile of happiness.</text:p>
      <text:p text:style-name="Normal">“…”</text:p>
      <text:p text:style-name="Normal">That was all she could think of. Hours upon hours later, your smile was the only thing on her mind. In her room, in her bed, her face buried in her pillow, her knees raised to her chest, and despite herself, that was all she could think of.</text:p>
      <text:p text:style-name="Normal"><text:span text:style-name="T1">… Today was a failure, </text:span>and she tried to drown it with her imagination. But just like in Greek tragedies, the more she tried to escape her fate, the more she got trapped in it. So many scenarii went through her mind, and in all of them, at the end of all of them, you smiled at her happily. <text:span text:style-name="T1">Happily...</text:span></text:p>
      <text:p text:style-name="Normal">Here was the wrong place, now was the wrong time, <text:span text:style-name="T1">but it’s never too late,</text:span> <text:span text:style-name="T1">right?</text:span></text:p>
      <text:p text:style-name="Normal">Even so, even though you weren’t here, she could only bring herself to think it: she’d been an empty shell since long before you stole her heart. <text:span text:style-name="T1">Still, I’ve been wondering, would you go out with me?</text:span></text:p>
      <text:p text:style-name="Normal"/>
      <text:p text:style-name="P1"><text:span text:style-name="T1">•••</text:span></text:p>
      <text:p text:style-name="P1"/>
      <text:p text:style-name="Normal">She was feeling a bit tired at the moment. Her heart had been heavy all afternoon, because for some reason it had filled to the brim with tears. <text:span text:style-name="T1">For some reason, huh?</text:span></text:p>
      <text:p text:style-name="Normal">“…”</text:p>
      <text:p text:style-name="Normal"><text:span text:style-name="T1">I’m sick and tired of beating around the bush. It’s because I’m a coward, isn’t it? Because I ran away from you, and because I disappointed the only person who ever had any expectations from me, again. </text:span>She tried to look in the mirror, to meet the gaze of that person, but she couldn’t. She had no right to. </text:p>
      <text:p text:style-name="Normal">“Sigh…” So instead, she looked at the pink flower pot on her bedside. It was at times like these that the flower inside it —the heart— became soggy, bloated. It was too full of water. So full of water.<text:span text:style-name="T1"> So pathetic...</text:span> And so, she cried. Burying herself in her pillows, she cried. For as long as she needed to, as long as she was allowed to, she cried. Curled up in her bed, she cried.</text:p>
      <text:p text:style-name="Normal">She did not know how long she cried, nor did she care. But when she eventually raised her head again, it came to her attention that dusk had come and gone. She didn’t feel quite so tired anymore. Her chest felt lighter, and the heart looked a little healthier in its pot. She might be a tad late, but</text:p>
      <text:p text:style-name="Normal">“Goodnight, sun,” she wished it, from her side of the world.</text:p>
      <text:p text:style-name="Normal">She was a little hungry too now, so she headed down to the kitchen to see if there was any food. Her parents were never home, and when they were it was usually only to sleep or to eat breakfast before leaving for work again, so what was for dinner and whether there would be dinner at all depended entirely on her mood. Tonight, it would be hastily-prepared instant noodles brought back to the comfort of her room.</text:p>
      <text:p text:style-name="Normal">“Yummy.” It was tastier than usual.</text:p>
      <text:p text:style-name="Normal">She cleaned up a little, brushed her teeth, and then she sat back on her bed again.</text:p>
      <text:p text:style-name="Normal">“…”</text:p>
      <text:p text:style-name="Normal">Then she got bored of that, so she started walking around aimlessly. Little by little, her room was growing dark, and she welcomed that darkness, she welcomed its silent company. It wasn’t noisy and intrusive like sunlight, and it would politely go away if she just turned the lights on. So she didn’t turn the lights on. Instead, she went to meet its source.</text:p>
      <text:p text:style-name="Normal">Her window was wide open, and through it came the night; she liked the sensation of it grazing her skin, so she rested her elbow on the window frame, and in turn her chin rested in her open palm. <text:span text:style-name="T1">What shall I dream of, tonight? </text:span>This question wasn’t aimed at anyone in particular, not even herself. But she was directing it towards the empty sky. The place she lived in was full of buildings and all sorts of electric poles, and the light pollution they emitted turned away the stars. So, she was wondering whether by dreaming a dream that was good enough, by telling it a story that was beautiful enough, she would see the night sky blossom.</text:p>
      <text:p text:style-name="Normal">“…”</text:p>
      <text:p text:style-name="Normal">Then, she reached a hand out to the stars. If the night did blossom, would its flowers listen to her wishes? She wanted to believe they would. She wanted to believe that someday, someone would take the hand she stretched out. For now though, she was alone, and that was okay.</text:p>
      <text:p text:style-name="Normal">“I’ve decided.”</text:p>
      <text:p text:style-name="Normal">She found something she wanted to dream of. So, she retracted her hand, and she closed her eyes.</text:p>
      <text:p text:style-name="Normal">“Haah...”</text:p>
      <text:p text:style-name="Normal">When she opened them again, the world had changed. Her window was gone, her room was gone, all the buildings, the roads, the people, all their sounds, the hills, the mountains and even the ground, everything was gone. Only the night sky remained.</text:p>
      <text:p text:style-name="Normal">At her feet, there was an ocean, one whose surface she was standing on. It was incredibly vast, blanketing the earth from horizon to horizon, and it was calm, without a single ripple going through it. It was also warm, warm enough that she felt comfortable sitting down on its surface, and it was crystalline, so that the Milky Way was perfectly mirrored in it.</text:p>
      <text:p text:style-name="Normal">“Haah...”</text:p>
      <text:p text:style-name="Normal">Just above her were the starful heavens. In this world, there was no need for secrets, so the universe showed itself to her. Here, it was a river of light that spanned across the night, running far beyond her imagination. In exchange, her heart was naked, bathing in that light. As for her, she simply sat there, waiting for the person she wanted to talk to the most right now. And,</text:p>
      <text:p text:style-name="Normal">*Pit, pat, pit, pat* that person arrived. The footsteps came from behind her, only stopping when they were incredibly close. Without saying anything, that person sat down, leaning their back against hers. She’d never sat back-to-back with anyone before.</text:p>
      <text:p text:style-name="Normal">“Do you like it?” The newly-arrived girl asked, looking around.</text:p>
      <text:p text:style-name="Normal">“Yeah. Makes me want to see the real thing at least once before we die,” she answered.</text:p>
      <text:p text:style-name="Normal">“Yeah, maybe we’ll find it beautiful,” the girl replied.</text:p>
      <text:p text:style-name="Normal">“I hope so.” Of course, there was only one person capable of entering her imagination:</text:p>
      <text:p text:style-name="Normal">“What did you want to talk about?” The girl asked her self.</text:p>
      <text:p text:style-name="Normal">“Nothing in particular…” There was so much she wanted to talk about, there was an entire person she wanted to understand, but she didn’t know how to express that, so she simply said “I just want to love you, someday.”</text:p>
      <text:p text:style-name="Normal">“…”</text:p>
      <text:p text:style-name="Normal"><text:span text:style-name="T1">Ah… So that’s what it is. I want to love you... </text:span>Her own words echoed in her mind, in this world. <text:span text:style-name="T1">And yet, you’re not making it easy, are you?</text:span></text:p>
      <text:p text:style-name="Normal">“Like you’re one to talk,” the girl smiled, “you won’t even look at me.”</text:p>
      <text:p text:style-name="Normal">Indeed. She didn’t like looking at herself. She wasn’t sure why.</text:p>
      <text:p text:style-name="Normal">“Then, how about this:” the girl raised her right hand and directed her open palm to the side: slowly, at its own pace, a vending machine materialised some distance away from them, and a bench accompanied it.</text:p>
      <text:p text:style-name="Normal"><text:span text:style-name="T1">Hm... It’s a bit far away,</text:span> she thought.</text:p>
      <text:p text:style-name="Normal">“You’re right,” the girl agreed, “can you guys come closer?” <text:s text:c="1"/>she beckoned them.</text:p>
      <text:p text:style-name="Normal">Complying, both newcomers started walking the girls’ way, which made for quite the sight. The vending machine waddled like a legless (and severely overweight) penguin, while the bench turned its side to them and came in like a rather clumsy crab. Still, both of them eventually made it next to the girls, whence they could finally settle down.</text:p>
      <text:p text:style-name="Normal">She applauded their efforts, and meanwhile her other self got up and stretched herself.</text:p>
      <text:p text:style-name="Normal">“Phew… Now then, do you want something to drink?” The girl asked her.</text:p>
      <text:p text:style-name="Normal">“You want to buy my love with a drink?” She asked in return. The answer came without hesitation:</text:p>
      <text:p text:style-name="Normal">“Yes.”</text:p>
      <text:p text:style-name="Normal">She was surprised at her own self for a second. She didn’t know she could be this direct.</text:p>
      <text:p text:style-name="Normal">“… Alright. I’ll have what you have then,” she replied.</text:p>
      <text:p text:style-name="Normal"><text:span text:style-name="T1">When I think about it, you didn’t need to ask, did you? Of course I want what you want. We’re the same person. </text:span>And what she wanted the most right now was the ability to love the girl hesitating what to pick. <text:span text:style-name="T1">It would have been convenient if vending machines sold that too.</text:span></text:p>
      <text:p text:style-name="Normal">Not long after, the girl came back to her with two black and red cans in one hand. But instead of giving her one of the cans, she extended her the other —empty— hand.</text:p>
      <text:p text:style-name="Normal">“Let’s sit on the bench,” the girl said, “side-by-side, this time.” She didn’t know the first thing about self-acceptance, but she suspected it probably entailed being capable of looking herself in the eye. So, she took up the empty hand. It was a strange experience, to have her self help her get up. It was also the first time since coming here that she had a proper look at the girl. She looked exactly like her, as could be expected. The only difference —<text:span text:style-name="T1">no, not difference— </text:span>the only oddity was that the girl had a gaping hole right in the middle of her chest. This made her smile:</text:p>
      <text:p text:style-name="Normal">“Yeah, that’s me all right.”</text:p>
      <text:p text:style-name="Normal">And so it was that she found herself hand-in-hand, side-by-side and heart-to-heart with herself, under a starry night sky. As she looked up, she knew the night would come to an end, alongside this dream.</text:p>
      <text:p text:style-name="Normal">“So before that happens, let’s finish these drinks.”</text:p>
      <text:p text:style-name="Normal">“Yeah.” It was her way of spiting the night’s death, as well as ends and conclusions in general.</text:p>
      <text:p text:style-name="Normal">They were cans of hot chocolate, and both girls finished theirs in one long gulp.</text:p>
      <text:p text:style-name="Normal">“Urgh, it’s tasteless,” she complained to her self. It was probably because <text:span text:style-name="T1">I don’t drink enough hot chocolate to remember the taste.</text:span></text:p>
      <text:p text:style-name="Normal">“… Hey, I have an idea,” the girl said. “Why don’t you make me some hot chocolate, when we wake up? That way, we’ll remember.”</text:p>
      <text:p text:style-name="Normal"><text:span text:style-name="T1">… You really are desperate for my love, aren’t you?</text:span></text:p>
      <text:p text:style-name="Normal">“I am.”</text:p>
      <text:p text:style-name="Normal">For the first and last time tonight, she smiled at herself. And, soon afterwards, just as she thought it would,</text:p>
      <text:p text:style-name="Normal">“*RIIIIING RIIIIING RIIIIING*” went the alarm clock.</text:p>
      <text:p text:style-name="Normal"/>
      <text:p text:style-name="P1">•• ••</text:p>
      <text:p text:style-name="Normal"/>
      <text:p text:style-name="Normal"><text:span text:style-name="T1">It must be incredibly cosy, to have clouds as a bed. I wonder what it feels like. </text:span>However it felt, the sun must have loved it, otherwise it wouldn’t be so reluctant to rise and shine. <text:span text:style-name="T1">I totally get how you feel, </text:span>she yawned, <text:span text:style-name="T1">it’s such a pain to get up early in the morning, right? </text:span>It was a struggle she was all too familiar with, so, as the sun’s rays lazily made their way from the horizon to her home,</text:p>
      <text:p text:style-name="Normal">“Good morning,” she said, “good job waking up.”</text:p>
      <text:p text:style-name="Normal">Perhaps because of how gentle it felt, the way the light touched her face made her think of an affectionate cat reaching out with its paws.</text:p>
      <text:p text:style-name="Normal">“The sun is a cat.” It wasn’t, but since it had just woken up, its rays were still weak and lacked warmth; it was only natural its touch would be soft.</text:p>
      <text:p text:style-name="Normal">(ᵕ—<text:span text:style-name="T1">‸</text:span>—) <text:span text:style-name="T1">Too bad...</text:span></text:p>
      <text:p text:style-name="Normal">While it was a real shame that the sun wasn’t a very big and very round cat leisurely gliding across the sky (she looked up to check just in case), she was also personally disappointed that it wasn’t anywhere as hot as she’d expected it to be; it was rather cool on the balcony, at this hour. Not that that was much of a problem; she had taken care of protecting herself from the cold: a knit cap covered her head, a muffler enwrapped her neck, a sweater complemented her pyjamas and her feet were safely inside slippers. Only her face and her hands had been left to the mercy of today’s pleasant weather. Her face, because she wanted to feel the wind against her skin, and her hands, because...</text:p>
      <text:p text:style-name="Normal">“Want a sip?”</text:p>
      <text:p text:style-name="Normal">She’d figured that the sun couldn’t function properly until it’s had its cup of coffee. She didn’t like coffee —<text:span text:style-name="T1">life is bitter enough as is—</text:span> so, in the mug that she was holding up, there was hot chocolate. Warding off the cold, warming up her soul, within her favourite mug was the promise to herself. And, as the sun showed no sign of wanting to drink,</text:p>
      <text:p text:style-name="Normal">*Sip* she decided to do so herself.</text:p>
      <text:p text:style-name="Normal">A small breeze blew by, her eyes closed in its wake, her fingers loosened their grip, and she breathed in the morning air.</text:p>
      <text:p text:style-name="Normal">“Haah... Dawn tastes sweet, today.”</text:p>
      <text:p text:style-name="Normal">The few clouds in the area were leaving in search of more relaxed atmospheres, and night had gone to sleep having finished its shift for the day. In short, the sky was bright blue as far as the eye could see.</text:p>
      <text:p text:style-name="Normal">“Here’s to a good day, dear self.”</text:p>
      <text:p text:style-name="Normal">She’d made that wish looking up to the sky, but she’d also realised there was only one person on Earth responsible of granting it. <text:span text:style-name="T1">Yeah, I’ll take extra good care of you today, </text:span>she thought to herself, and, bringing her gaze down onto the world, <text:span text:style-name="T1">no matter what happens.</text:span></text:p>
      <text:p text:style-name="Normal">Those words weren’t empty, but a mugful of hot chocolate was hardly enough to prove that. As they said, <text:span text:style-name="T1">the proof is in the pudding, </text:span>therefore, it was necessary that she procured herself some. She got around doing just that, and thankfully there was some pudding left in the kitchen. </text:p>
      <text:p text:style-name="Normal">“Hm~~!” And she took her sweet time savouring it.</text:p>
      <text:p text:style-name="Normal"><text:span text:style-name="T1">That’s right, there’s no need to rush. </text:span>The priority was only one, and everything else, including school, would have to wait. So, she rolled back-and-forth in her bed, read a random book, listened to some music, played games on her phone, and lazed about her room until at some point she realised</text:p>
      <text:p text:style-name="Normal">“Ah, I’m late for school,”</text:p>
      <text:p text:style-name="Normal">And leisurely got ready to go.</text:p>
      <text:p text:style-name="Normal">Before she opened the front door to leave, she took a deep breath. Whatever reality was going to throw at her today, she wanted to be ready for it. <text:span text:style-name="T1">I’ll take extra good care of you, </text:span>she repeated to herself, <text:span text:style-name="T1">no matter what.</text:span></text:p>
      <text:p text:style-name="Normal">And so, it was only natural that she was caught completely off-guard when she saw <text:span text:style-name="T1">you</text:span> waiting at the bus stop. <text:span text:style-name="T1">Ah- um, ah… Hm?? </text:span>She hadn’t mentally prepared for this. <text:span text:style-name="T1">W-why are you…?</text:span></text:p>
      <text:p text:style-name="Normal">In times immemorial, she’d subconsciously understood that delusions were best when there was a chance, however slight, they might come true; that was why she liked imagining herself commuting with you.</text:p>
      <text:p text:style-name="Normal">Where you lived was a mystery, but she knew you lived close enough that the first few weeks of school, the two of you went home together most of the way. <text:span text:style-name="T1">Right… </text:span>That was how you first met. Those were the days she didn’t think anything of your company. <text:span text:style-name="T1">Not quite actually, I thought you were annoying back then. </text:span>She’d never met anyone as talkative as you were, and she remembered how badly her head used to spin by the time she got off the bus, all because you kept chitchatting like your life depended on it. <text:span text:style-name="T1">I had to spend entire afternoons in bed just to recover. Ugh, just remembering it gives me headaches… But, you know, </text:span>even then, deep down, she’d been glad she’d found someone to talk to. <text:span text:style-name="T1">Don’t get me wrong though, you were still annoying.</text:span></text:p>
      <text:p text:style-name="Normal">As those memories resurfaced, as she reminisced on those times, she smiled. All of a sudden, walking up to you didn’t sound so daunting anymore. <text:span text:style-name="T1">Still, you should be in class at this hour. How irresponsible.</text:span></text:p>
      <text:p text:style-name="Normal">By the looks of it you’ve had the bus stop all to yourself: you had your backpack by your side, an open book in your hands, and a dreamy look in your eyes. Whatever you were reading, whichever world you were in, you were lost in it. This gave rise to mixed emotions in her. On one hand, that you didn’t notice her approaching made her pout, on the other, it made her curious about your book. She sat down next to you, you turned to the next page. She leaned in closer to read and found out you were imagining yourself a mage. <text:span text:style-name="T1">I see, it’s a fantasy story, </text:span>with a touch of coming-of-age.</text:p>
      <text:p text:style-name="Normal">“Looks like an interesting book, what’s the title?”</text:p>
      <text:p text:style-name="Normal">To you, it must have seemed like she appeared out of nowhere, so as you turned to her startled,</text:p>
      <text:p text:style-name="Normal">“Hehe, my teleportation skills aren’t half bad, are they?” she continued, showing off her finest smug face.</text:p>
      <text:p text:style-name="Normal">You stared in silence for a solid few seconds, at the end of which you sighed, in relief.</text:p>
      <text:p text:style-name="Normal">“Didn’t know you could teleport. Take me away with you sometime.” There was a familiar note in your tone. When you looked up to the sky, she understood what it was. <text:span text:style-name="T1">Melancholy. </text:span>Her expression softened, as did her voice.</text:p>
      <text:p text:style-name="Normal">“So you feel sad too sometimes…” Something about that made her heart smile, “sure, I’ll take you anywhere. Any place you wanna run away to?”</text:p>
      <text:p text:style-name="Normal">“Huh? Now? I mean-*ahem* How rude, of course I can feel sad too,” you feigned being upset, “by the way, can you teleport into another country?”</text:p>
      <text:p text:style-name="Normal">“Sure can. But it’ll cost extra and I’ll need to see your passport first.”</text:p>
      <text:p text:style-name="Normal">“I don’t have a passport”</text:p>
      <text:p text:style-name="Normal">“Then it’s a no-go.”</text:p>
      <text:p text:style-name="Normal">“Oh, too bad… Although, I couldn’t have gone even if I had one.”</text:p>
      <text:p text:style-name="Normal">She took a guess as to why: “You mean you don’t have a visa?”</text:p>
      <text:p text:style-name="Normal">“No- I mean, yes, but no, that’s not the point.” You took a moment to organise your thoughts. “The way things are right now, my parents would probably kill me if I skipped school.” She’d never seen you as annoyed as when you pronounced the word “parents” just now.</text:p>
      <text:p text:style-name="Normal">She took a more serious, more educated guess this time: “Are you angry with them?”</text:p>
      <text:p text:style-name="Normal">You nodded, “I got into a fight with them yesterday because I came home fifteen minutes late for piano practice. I don’t even want to learn to play it, but they’re just so stuck up like that…”</text:p>
      <text:p text:style-name="Normal">“I see…” She’d never been in a situation like this, so she wasn’t sure what to say, “your parents sound strict.”</text:p>
      <text:p text:style-name="Normal">“They are. They’ll probably chew me up if they learn that I skipped the first period. Thankfully the school is pretty lax on those kinds of things.”</text:p>
      <text:p text:style-name="Normal">“You skipped first period?” That information didn’t match her image of you.</text:p>
      <text:p text:style-name="Normal">“Yeah. I left home on time, but I didn’t feel like… Doing what they want me to do.”</text:p>
      <text:p text:style-name="Normal">“Sounds like a difficult situation…” She really didn’t know what to say, and for a time, there was silence.</text:p>
      <text:p text:style-name="Normal">“You know,” not knowing what to say, she decided to just speak her mind, “it might sound strange, but, I’m a bit jealous of you.” It was her turn to look to the sky now. “I’ve never gotten into a fight with my parents so, I don’t know how you feel, but… It sounds to me like your parents care a lot about you… Enough to get angry over so little anyway. I’m not saying they’re right, it’s just… My parents are never home, and when they are I’m usually already sleeping, or they’re too tired to talk with me, or in any case there’s always something… So… I’m a bit jealous…”</text:p>
      <text:p text:style-name="Normal">“…”</text:p>
      <text:p text:style-name="Normal">Had she said too much? <text:span text:style-name="T1">You idiot!! </text:span>She facepalmed internally. Just as she was about to apologise,</text:p>
      <text:p text:style-name="Normal">“… My gut feeling tells me to tell you that you made a good point,” you said.</text:p>
      <text:p text:style-name="Normal">“Hm?”</text:p>
      <text:p text:style-name="Normal">“I don’t know how to explain it, but I feel like you’ve made a good point. I… Never mind. Thank you, I guess?”</text:p>
      <text:p text:style-name="Normal">She sighed a massive sigh of relief, “yeah, no worries.”</text:p>
      <text:p text:style-name="Normal">“By the way,” you asked, “is the teleportation offer still on?”</text:p>
      <text:p text:style-name="Normal">“It is, got somewhere you wanna go?”</text:p>
      <text:p text:style-name="Normal">“Not really, I just want to be somewhere peaceful and free. But I feel like my parents would kill me if I don’t go to school.”</text:p>
      <text:p text:style-name="Normal">“In that case… I know a way to go to school without going to school.”</text:p>
      <text:p text:style-name="Normal">“Huh?”</text:p>
      <text:p text:style-name="Normal">“I’ve run out of mana though, so we’ll have to take the bus.”</text:p>
      <text:p text:style-name="Normal">“Wow, that’s lame.” This was perhaps the first time you’d ever said anything even vaguely negative about her, and yet somehow it made her happy. <text:span text:style-name="T1">Am I a masochist?</text:span></text:p>
      <text:p text:style-name="Normal">“Hey, not all wizards have infinite mana, you know?”</text:p>
      <text:p text:style-name="Normal">But you chose to ignore her remark to roast her instead: “Thinking about it, you must be a terrible wizard if you can teleport but always end up late at school.”</text:p>
      <text:p text:style-name="Normal">“Gah…!” That one stung.</text:p>
      <text:p text:style-name="Normal">“You’re really nothing like the main character of this book.”</text:p>
      <text:p text:style-name="Normal"><text:span text:style-name="T1">Oh, that’s the book you were reading. </text:span>It also occurred to her that</text:p>
      <text:p text:style-name="Normal">“You still haven’t told me the title of that book, have you?”</text:p>
      <text:p text:style-name="Normal">More than anything though, she’d never realised that speaking with someone could be this enjoyable. It was a strange sensation, but she didn’t feel the time pass as she talked with you while waiting for the bus. Not that it mattered. Or, perhaps it did, but in that case, <text:span text:style-name="T1">I don’t really care. </text:span>Right now, she was herself, she was with you, and the two of you were having fun. Did anything else really matter? She didn’t know, nor did she care. She just wanted to savour this moment, and she did just that.</text:p>
      <text:p text:style-name="P1"/>
      <text:p text:style-name="P1">•• • ••</text:p>
      <text:p text:style-name="P1"/>
      <text:p text:style-name="Normal">Thirty minutes ago, had she been asked when was the last time she’d played make-believe, she would have answered something along the lines of “dunno, a long time ago?” Had she been asked now, she would say “about thirty minutes ago.”</text:p>
      <text:p text:style-name="Normal">The school counted two main buildings. Incidentally, a few floors in the older building went unused for most of the day. In her opinion, that was a real waste of precious space. Thus, pushed by a sense of duty and responsibility, she’d taken it upon herself to breathe life into the empty rooms: she repurposed them into a haven for the weary. More specifically, for one chronically weary girl (<text:span text:style-name="T1">totally not myself by the way)</text:span>.</text:p>
      <text:p text:style-name="Normal">But like all great heroes, she performed her deeds in utmost secrecy, without the help <text:span text:style-name="T6">nor permission</text:span> of the authorities. As a result, she’d become an expert of sneaking around school; today, however, there was a new variable she had to account for: you.</text:p>
      <text:p text:style-name="Normal">“When you said ‘going to school without going to school,’ you meant...?”</text:p>
      <text:p text:style-name="Normal">“I know a place,” was all her explanation, “it’s just, getting there will require a little effort.”</text:p>
      <text:p text:style-name="Normal">And so it was that the two of you inadvertently found yourselves pretend-playing to be spies, two bees searching for a refuge within a hornet’s nest. It wasn’t planned or agreed upon or anything, it just... happened. You had to go through the main building, which was full of twists and turns, so caution was only natural; there was no telling when a stray teacher or a rogue honour student could pop out of the shadows. Plus, she knew from experience that late mornings were the time the staff was most liable to be wandering around, in search of a working coffee machine or on their way to the restroom; of course you’d both be alert.</text:p>
      <text:p text:style-name="Normal">But, it wasn’t an unpleasant feeling.</text:p>
      <text:p text:style-name="Normal">Before either of you noticed, you’d developed an MO to handle the frequent blind corners: being highly experienced, she would lead the way and peek around them, while you stayed behind, keeping an eye on the rear. When she signalled the “all clear,” you would both hurry down the corridor like phantoms.</text:p>
      <text:p text:style-name="Normal">It wasn’t an unpleasant feeling at all, and she in particular was having quite some fun: her mind was awake, her vision was clear, her hearing was sharp and her instincts even sharper. At some point, you two were walking down a long hallway when out of nowhere she pulled you into an empty classroom and closed the door behind her. Not thirty seconds later, you heard the janitor whistle by. On another close call, you were going up the stairs when she suddenly motioned you to stop; only then did you hear the footsteps of someone coming down from right above, making you both hastily glide down a couple flights of stairs.</text:p>
      <text:p text:style-name="Normal">Things weren’t always smooth-sailing, however. Once, she was about to scout a corner when you whispered:</text:p>
      <text:p text:style-name="Normal">“Hide!”</text:p>
      <text:p text:style-name="Normal">She didn’t need to be told twice, but she could only hide behind the corner. Still, it was much better than nothing, which is what you had.</text:p>
      <text:p text:style-name="Normal">“Good morning sir,” she heard you say.</text:p>
      <text:p text:style-name="Normal">“Hello there, what are you doing here?” A voice replied from some distance away. <text:span text:style-name="T1">That’s... The principal’s voice...!</text:span></text:p>
      <text:p text:style-name="Normal">“I’m not feeling great so, I’m looking for the nurse’s office,” you weren’t half-bad at lying, she could feel feebleness in your tone.</text:p>
      <text:p text:style-name="Normal">“Is that so now... Tell me, unless my sight is failing me, I seem to have seen someone go into that corridor just now.”</text:p>
      <text:p text:style-name="Normal">“Hm? Really?”</text:p>
      <text:p text:style-name="Normal">Then, she heard your footsteps, coming over to check for that someone. When they stopped, when your gaze met hers, you could both see a sparkle in the other’s eyes. She couldn’t suppress a grin while you had to hide yours behind words:</text:p>
      <text:p text:style-name="Normal">“Sorry sir, I’m afraid if there was anyone here, they must be really elusive.”</text:p>
      <text:p text:style-name="Normal">“... Sigh, whatever. The nurse’s office is on the floor above. Go up the stairs and you won’t miss it.”</text:p>
      <text:p text:style-name="Normal">“Thank you sir.”</text:p>
      <text:p text:style-name="Normal">She was tempted to say “thank you” too but miraculously stopped herself from doing so. There were no other incidents after this, and you both giggled your way to the promised land. It was on one of the floors reserved for afterschool club activities, so as she approached a door you couldn’t help but ask:</text:p>
      <text:p text:style-name="Normal">“Aren’t all these rooms locked?”</text:p>
      <text:p text:style-name="Normal">“They are,” and, putting her hand on the handle, “unless I decide they aren’t. Open sesame,” she turned it and the door opened. “Welcome to my sanctuary.”</text:p>
      <text:p text:style-name="Normal">Her sanctuary was the literature club’s room. It was rather empty, with multiple desks joined together to make a single large table in the middle and a few chairs around it. There was also a lone chair by a window, and you didn’t need to wonder whose it was. Its owner nonchalantly laid her backpack on the table, opened the window and stretched with a yawn before relaxing in her seat.</text:p>
      <text:p text:style-name="Normal">“Every magician’s gotta have a hideout, and this is mine. So, still think I’m a terrible wizard?”</text:p>
      <text:p text:style-name="Normal">“You know, I thought it was actually pretty cool how you opened the door,”</text:p>
      <text:p text:style-name="Normal"><text:span text:style-name="T1">Really!? </text:span>♡⸜(˶˃ ᵕ ˂˶)⸝♡</text:p>
      <text:p text:style-name="Normal">“but I know there’s a secret behind every magic trick. What’s yours?”</text:p>
      <text:p text:style-name="Normal">“Hehehe~! Alright then, since you’re asking so nicely I guess I’ll tell you~”</text:p>
      <text:p text:style-name="Normal">Meanwhile, you’d followed her example and taken a chair for yourself.</text:p>
      <text:p text:style-name="Normal">“*Ahem* It’s a story that begins a long, long time ago; about four billion years ago —or at least that’s what we currently believe. It all began with a bang! A massive bang! A bang so big we call it the big bang!”</text:p>
      <text:p text:style-name="Normal">“Okay I think I know that part, why don’t you skip ahead a bit?”</text:p>
      <text:p text:style-name="Normal">“Oh, yeah, sure. At the very end, the Sun would expand to hundreds of times its current size and devour everything in its path, including the Earth.”</text:p>
      <text:p text:style-name="Normal">“No that’s too far ahead, rewind a little.”</text:p>
      <text:p text:style-name="Normal">“All right. So, probably because the lock on the door is pretty old, one day when I turned the key a bit too hard, it made a strange sound, and ever since it’s been broken.”</text:p>
      <text:p text:style-name="Normal">You drew back your head in slight surprise, “and, it’s been like this for how long? Hasn’t anybody noticed?”</text:p>
      <text:p text:style-name="Normal">“Nope, other than the members of the literature club, I don’t think anyone else knows. But that’s probably because I asked them to keep it a secret since we could all benefit from it, by coming here when we need to unwind. And, it’s been broken for... A while now.”</text:p>
      <text:p text:style-name="Normal">“Oh... Does that mean there’s a chance one of the club members pops in right now?”</text:p>
      <text:p text:style-name="Normal">That was a fair concern you raised, but</text:p>
      <text:p text:style-name="Normal">“Nah, no chance. I can’t picture any of them even trying to skip a lecture, and if they did, no offence but I wouldn’t bet on them making it here.”</text:p>
      <text:p text:style-name="Normal">“What makes you say that?”</text:p>
      <text:p text:style-name="Normal">“They don’t play video games at all, they probably lack stealth instincts.”</text:p>
      <text:p text:style-name="Normal">Her answer made you chuckle. <text:span text:style-name="T1">Well... Yeah, maybe I’m not using the best of standards...</text:span></text:p>
      <text:p text:style-name="Normal"/>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